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nePrinter" svg:font-family="LinePrinter"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86cm" table:align="left"/>
    </style:style>
    <style:style style:name="Tabla5.A" style:family="table-column">
      <style:table-column-properties style:column-width="16.986cm"/>
    </style:style>
    <style:style style:name="Tabla5.1" style:family="table-row">
      <style:table-row-properties style:min-row-height="2.143cm"/>
    </style:style>
    <style:style style:name="Tabla5.A1" style:family="table-cell">
      <style:table-cell-properties fo:background-color="transparent" fo:padding="0.097cm" fo:border="none">
        <style:background-image/>
      </style:table-cell-properties>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5.998cm" fo:margin-left="-0.011cm" fo:margin-right="0.012cm" table:align="margins"/>
    </style:style>
    <style:style style:name="Tabla3.A" style:family="table-column">
      <style:table-column-properties style:column-width="2.037cm" style:rel-column-width="8345*"/>
    </style:style>
    <style:style style:name="Tabla3.B" style:family="table-column">
      <style:table-column-properties style:column-width="6.648cm" style:rel-column-width="27232*"/>
    </style:style>
    <style:style style:name="Tabla3.C" style:family="table-column">
      <style:table-column-properties style:column-width="4.367cm" style:rel-column-width="17890*"/>
    </style:style>
    <style:style style:name="Tabla3.D" style:family="table-column">
      <style:table-column-properties style:column-width="2.946cm" style:rel-column-width="12068*"/>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data-style-name="N10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data-style-name="N37">
      <style:table-cell-properties style:vertical-align="middle" fo:padding="0.097cm" fo:border-left="0.5pt solid #808080" fo:border-right="0.5pt solid #808080" fo:border-top="none" fo:border-bottom="0.5pt solid #808080"/>
    </style:style>
    <style:style style:name="Tabla3.A4" style:family="table-cell" style:data-style-name="N100">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data-style-name="N37">
      <style:table-cell-properties style:vertical-align="middle" fo:padding="0.097cm" fo:border-left="0.5pt solid #808080" fo:border-right="0.5pt solid #808080" fo:border-top="none" fo:border-bottom="0.5pt solid #808080"/>
    </style:style>
    <style:style style:name="Tabla3.A5" style:family="table-cell" style:data-style-name="N100">
      <style:table-cell-properties style:vertical-align="middle" fo:padding="0.097cm" fo:border-left="0.5pt solid #808080" fo:border-right="none" fo:border-top="none" fo:border-bottom="0.5pt solid #808080"/>
    </style:style>
    <style:style style:name="Tabla3.B5" style:family="table-cell">
      <style:table-cell-properties style:vertical-align="middle" fo:padding="0.097cm" fo:border-left="0.5pt solid #808080" fo:border-right="none" fo:border-top="none" fo:border-bottom="0.5pt solid #808080"/>
    </style:style>
    <style:style style:name="Tabla3.C5" style:family="table-cell">
      <style:table-cell-properties style:vertical-align="middle" fo:padding="0.097cm" fo:border-left="0.5pt solid #808080" fo:border-right="none" fo:border-top="none" fo:border-bottom="0.5pt solid #808080"/>
    </style:style>
    <style:style style:name="Tabla3.D5" style:family="table-cell" style:data-style-name="N37">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Standard" style:list-style-name="L1">
      <style:paragraph-properties fo:text-align="justify"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color="#000000"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7093a" style:font-name-asian="MS Mincho" style:font-name-complex="Tahoma1"/>
    </style:style>
    <style:style style:name="P6" style:family="paragraph" style:parent-style-name="Standard" style:list-style-name="L2">
      <style:paragraph-properties fo:text-align="justify" style:justify-single-word="false"/>
    </style:style>
    <style:style style:name="P7" style:family="paragraph" style:parent-style-name="Standard">
      <style:paragraph-properties fo:text-align="justify" style:justify-single-word="false">
        <style:tab-stops>
          <style:tab-stop style:position="0.212cm"/>
        </style:tab-stops>
      </style:paragraph-properties>
      <style:text-properties style:font-name-asian="MS Mincho" style:font-name-complex="Tahoma1"/>
    </style:style>
    <style:style style:name="P8"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9"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0"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1"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2"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justify" style:justify-single-word="false"/>
      <style:text-properties fo:color="#000000" fo:font-size="10pt" style:font-size-asian="10pt" style:font-size-complex="10pt"/>
    </style:style>
    <style:style style:name="P15" style:family="paragraph" style:parent-style-name="Standard">
      <style:paragraph-properties>
        <style:tab-stops>
          <style:tab-stop style:position="0.212cm"/>
        </style:tab-stops>
      </style:paragraph-properties>
      <style:text-properties fo:color="#000000" fo:font-size="10pt" style:font-size-asian="10pt" style:font-size-complex="10pt"/>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paragraph-properties fo:text-align="justify" style:justify-single-word="false"/>
    </style:style>
    <style:style style:name="P18" style:family="paragraph" style:parent-style-name="Standard">
      <style:text-properties fo:font-size="12pt" style:font-size-asian="12pt" style:font-size-complex="12pt"/>
    </style:style>
    <style:style style:name="P19" style:family="paragraph" style:parent-style-name="Table_20_Contents">
      <style:paragraph-properties fo:text-align="justify"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ext_20_body">
      <style:text-properties fo:color="#000000"/>
    </style:style>
    <style:style style:name="P27" style:family="paragraph" style:parent-style-name="Text_20_body">
      <style:paragraph-properties fo:text-align="justify" style:justify-single-word="false"/>
      <style:text-properties fo:color="#000000"/>
    </style:style>
    <style:style style:name="P28" style:family="paragraph" style:parent-style-name="Text_20_body">
      <style:paragraph-properties fo:text-align="justify" style:justify-single-word="false">
        <style:tab-stops>
          <style:tab-stop style:position="0.212cm"/>
        </style:tab-stops>
      </style:paragraph-properties>
      <style:text-properties style:font-name-asian="MS Mincho" style:font-name-complex="Tahoma1"/>
    </style:style>
    <style:style style:name="P29" style:family="paragraph" style:parent-style-name="Text_20_body">
      <style:paragraph-properties fo:padding="0cm" fo:border="none"/>
    </style:style>
    <style:style style:name="P30" style:family="paragraph" style:parent-style-name="Subtitle">
      <style:paragraph-properties fo:padding="0cm" fo:border="none"/>
    </style:style>
    <style:style style:name="P31" style:family="paragraph" style:parent-style-name="Title" style:master-page-name="">
      <style:paragraph-properties style:page-number="auto" fo:padding="0cm" fo:border="none"/>
    </style:style>
    <style:style style:name="P32"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3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4" style:family="paragraph" style:parent-style-name="Contents_20_1">
      <style:paragraph-properties>
        <style:tab-stops>
          <style:tab-stop style:position="15.9cm" style:type="right" style:leader-style="dotted" style:leader-text="."/>
        </style:tab-stops>
      </style:paragraph-properties>
    </style:style>
    <style:style style:name="P35" style:family="paragraph" style:parent-style-name="Nota_20_al_20_pié">
      <style:paragraph-properties fo:text-align="start" style:justify-single-word="false"/>
    </style:style>
    <style:style style:name="P36" style:family="paragraph" style:parent-style-name="Hoja_20_de_20_Control">
      <style:paragraph-properties fo:text-align="center" style:justify-single-word="false"/>
    </style:style>
    <style:style style:name="P37" style:family="paragraph" style:parent-style-name="Contents_20_2">
      <style:paragraph-properties>
        <style:tab-stops>
          <style:tab-stop style:position="15.501cm" style:type="right" style:leader-style="dotted" style:leader-text="."/>
        </style:tab-stops>
      </style:paragraph-properties>
    </style:style>
    <style:style style:name="P38" style:family="paragraph" style:parent-style-name="Contents_20_3">
      <style:paragraph-properties>
        <style:tab-stops>
          <style:tab-stop style:position="15.002cm" style:type="right" style:leader-style="dotted" style:leader-text="."/>
        </style:tab-stops>
      </style:paragraph-properties>
    </style:style>
    <style:style style:name="P39" style:family="paragraph" style:parent-style-name="Standard">
      <style:paragraph-properties fo:text-align="justify" style:justify-single-word="false"/>
      <style:text-properties fo:font-size="10pt" style:font-size-asian="10pt" style:font-size-complex="10pt"/>
    </style:style>
    <style:style style:name="P40" style:family="paragraph" style:parent-style-name="Standard" style:list-style-name="L1">
      <style:paragraph-properties fo:text-align="justify" style:justify-single-word="false"/>
      <style:text-properties fo:font-size="10pt" style:font-size-asian="10pt" style:font-size-complex="10pt"/>
    </style:style>
    <style:style style:name="P41" style:family="paragraph" style:parent-style-name="Standard" style:list-style-name="L1">
      <style:paragraph-properties fo:text-align="justify" style:justify-single-word="false"/>
      <style:text-properties fo:font-size="10pt" officeooo:paragraph-rsid="00020376" style:font-size-asian="10pt" style:font-size-complex="10pt"/>
    </style:style>
    <style:style style:name="P42" style:family="paragraph" style:parent-style-name="Standard">
      <style:paragraph-properties fo:text-align="justify" style:justify-single-word="false"/>
      <style:text-properties fo:color="#000000" fo:font-size="10pt" style:font-size-asian="10pt" style:font-size-complex="10pt"/>
    </style:style>
    <style:style style:name="P43" style:family="paragraph" style:parent-style-name="Standard" style:list-style-name="L1">
      <style:paragraph-properties fo:text-align="justify" style:justify-single-word="false"/>
      <style:text-properties fo:color="#000000" fo:font-size="10pt" style:font-size-asian="10pt" style:font-size-complex="10pt"/>
    </style:style>
    <style:style style:name="P44" style:family="paragraph" style:parent-style-name="Standard" style:list-style-name="L3">
      <style:paragraph-properties fo:text-align="justify" style:justify-single-word="false"/>
      <style:text-properties fo:color="#000000" fo:font-size="10pt" style:font-size-asian="10pt" style:font-size-complex="10pt"/>
    </style:style>
    <style:style style:name="P45" style:family="paragraph" style:parent-style-name="Standard">
      <style:paragraph-properties fo:text-align="justify" style:justify-single-word="false"/>
    </style:style>
    <style:style style:name="P46" style:family="paragraph" style:parent-style-name="Standard" style:list-style-name="L1">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paragraph-properties fo:text-align="justify" style:justify-single-word="false"/>
      <style:text-properties officeooo:paragraph-rsid="0007093a"/>
    </style:style>
    <style:style style:name="P49" style:family="paragraph" style:parent-style-name="Standard" style:list-style-name="L4">
      <style:paragraph-properties fo:text-align="justify" style:justify-single-word="false"/>
      <style:text-properties officeooo:paragraph-rsid="0007093a"/>
    </style:style>
    <style:style style:name="P50" style:family="paragraph" style:parent-style-name="Standard">
      <style:paragraph-properties fo:text-align="justify" style:justify-single-word="false">
        <style:tab-stops>
          <style:tab-stop style:position="0.212cm"/>
        </style:tab-stops>
      </style:paragraph-properties>
      <style:text-properties style:font-name-asian="MS Mincho" style:font-name-complex="Tahoma1"/>
    </style:style>
    <style:style style:name="P51" style:family="paragraph" style:parent-style-name="Standard">
      <style:paragraph-properties fo:text-align="justify" style:justify-single-word="false"/>
      <style:text-properties officeooo:paragraph-rsid="0007093a" style:font-name-asian="MS Mincho" style:font-name-complex="Tahoma1"/>
    </style:style>
    <style:style style:name="P52" style:family="paragraph" style:parent-style-name="Standard">
      <style:paragraph-properties fo:text-align="justify" style:justify-single-word="false"/>
      <style:text-properties officeooo:rsid="0007093a" officeooo:paragraph-rsid="0007093a"/>
    </style:style>
    <style:style style:name="P53" style:family="paragraph" style:parent-style-name="Standard" style:master-page-name="Portada">
      <style:paragraph-properties style:page-number="auto"/>
    </style:style>
    <style:style style:name="P54" style:family="paragraph" style:parent-style-name="Standard" style:list-style-name="L1">
      <style:paragraph-properties fo:text-align="justify" style:justify-single-word="false" fo:break-before="page"/>
      <style:text-properties fo:font-size="10pt" style:font-size-asian="10pt" style:font-size-complex="10pt"/>
    </style:style>
    <style:style style:name="P55" style:family="paragraph" style:parent-style-name="Heading_20_1">
      <style:text-properties fo:color="#000000"/>
    </style:style>
    <style:style style:name="P56" style:family="paragraph" style:parent-style-name="Heading_20_2">
      <style:paragraph-properties fo:margin-top="0.423cm" fo:margin-bottom="0.212cm" style:contextual-spacing="false" fo:keep-with-next="always"/>
      <style:text-properties style:font-name-asian="MS Mincho" style:font-name-complex="Tahoma1"/>
    </style:style>
    <style:style style:name="P57" style:family="paragraph" style:parent-style-name="Heading_20_2">
      <style:paragraph-properties fo:margin-left="1.429cm" fo:margin-right="0cm" fo:margin-top="0.423cm" fo:margin-bottom="0.212cm" style:contextual-spacing="false" fo:text-align="justify" style:justify-single-word="false" fo:text-indent="-1.402cm" style:auto-text-indent="false" fo:break-before="page" fo:keep-with-next="always">
        <style:tab-stops/>
      </style:paragraph-properties>
    </style:style>
    <style:style style:name="T1" style:family="text">
      <style:text-properties officeooo:rsid="0007093a"/>
    </style:style>
    <style:style style:name="T2" style:family="text">
      <style:text-properties style:text-underline-style="solid" style:text-underline-width="auto" style:text-underline-color="font-color"/>
    </style:style>
    <style:style style:name="T3" style:family="text">
      <style:text-properties style:use-window-font-color="true" fo:font-size="7pt" fo:font-weight="bold" style:font-size-asian="7pt" style:font-weight-asian="bold" style:font-size-complex="7pt" style:font-weight-complex="bold"/>
    </style:style>
    <style:style style:name="T4" style:family="text">
      <style:text-properties style:text-underline-style="solid" style:text-underline-width="auto" style:text-underline-color="font-color"/>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style:text-underline-style="none" style:font-size-asian="10pt" style:font-size-complex="10pt"/>
    </style:style>
    <style:style style:name="T8" style:family="text">
      <style:text-properties fo:font-size="10pt" fo:font-style="italic" style:text-underline-style="none" style:font-size-asian="10pt" style:font-style-asian="italic" style:font-size-complex="10pt" style:font-style-complex="italic"/>
    </style:style>
    <style:style style:name="T9" style:family="text">
      <style:text-properties fo:font-size="10pt" fo:font-style="italic" style:font-size-asian="10pt" style:font-style-asian="italic" style:font-size-complex="10pt" style:font-style-complex="italic"/>
    </style:style>
    <style:style style:name="T10" style:family="text">
      <style:text-properties officeooo:rsid="00020376"/>
    </style:style>
    <style:style style:name="T11" style:family="text">
      <style:text-properties officeooo:rsid="0007093a"/>
    </style:style>
    <style:style style:name="T12" style:family="text">
      <style:text-properties officeooo:rsid="000873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tracked-changes>
        <text:changed-region xml:id="ct51690880" text:id="ct51690880">
          <text:insertion>
            <office:change-info>
              <dc:creator>Unknown Author</dc:creator>
              <dc:date>2015-05-13T08:58:00</dc:date>
            </office:change-info>
          </text:insertion>
        </text:changed-region>
        <text:changed-region xml:id="ct51693728" text:id="ct51693728">
          <text:insertion>
            <office:change-info>
              <dc:creator>Unknown Author</dc:creator>
              <dc:date>2015-05-13T08:58:00</dc:date>
            </office:change-info>
          </text:insertion>
        </text:changed-region>
        <text:changed-region xml:id="ct51694096" text:id="ct51694096">
          <text:insertion>
            <office:change-info>
              <dc:creator>Unknown Author</dc:creator>
              <dc:date>2015-05-13T08:58:00</dc:date>
            </office:change-info>
          </text:insertion>
        </text:changed-region>
        <text:changed-region xml:id="ct60284160" text:id="ct60284160">
          <text:insertion>
            <office:change-info>
              <dc:creator>Unknown Author</dc:creator>
              <dc:date>2015-06-02T11:56:00</dc:date>
            </office:change-info>
          </text:insertion>
        </text:changed-region>
        <text:changed-region xml:id="ct66210400" text:id="ct66210400">
          <text:insertion>
            <office:change-info>
              <dc:creator>Unknown Author</dc:creator>
              <dc:date>2015-06-02T11:57:00</dc:date>
            </office:change-info>
          </text:insertion>
        </text:changed-region>
        <text:changed-region xml:id="ct65416160" text:id="ct65416160">
          <text:insertion>
            <office:change-info>
              <dc:creator>Unknown Author</dc:creator>
              <dc:date>2015-06-02T12:00:00</dc:date>
            </office:change-info>
          </text:insertion>
        </text:changed-region>
        <text:changed-region xml:id="ct49915536" text:id="ct49915536">
          <text:insertion>
            <office:change-info>
              <dc:creator>Unknown Author</dc:creator>
              <dc:date>2015-05-13T08:59:00</dc:date>
            </office:change-info>
          </text:insertion>
        </text:changed-region>
        <text:changed-region xml:id="ct51685152" text:id="ct51685152">
          <text:deletion>
            <office:change-info>
              <dc:creator>Unknown Author</dc:creator>
              <dc:date>2015-05-13T09:00:00</dc:date>
            </office:change-info>
            <text:list xml:id="list2325110137112740861" text:style-name="L1">
              <text:list-item>
                <text:list>
                  <text:list-header>
                    <text:p text:style-name="P1">Email y teléfono de contacto para la administración TREWA.</text:p>
                  </text:list-header>
                  <text:list-item>
                    <text:p text:style-name="P1"/>
                  </text:list-item>
                </text:list>
              </text:list-item>
            </text:list>
          </text:deletion>
        </text:changed-region>
        <text:changed-region xml:id="ct60415360" text:id="ct60415360">
          <text:deletion>
            <office:change-info>
              <dc:creator>Unknown Author</dc:creator>
              <dc:date>2015-06-02T11:55:00</dc:date>
            </office:change-info>
            <text:p text:style-name="P2">Innovación y prospectiva</text:p>
          </text:deletion>
        </text:changed-region>
        <text:changed-region xml:id="ct49919536" text:id="ct49919536">
          <text:deletion>
            <office:change-info>
              <dc:creator>Unknown Author</dc:creator>
              <dc:date>2015-05-13T09:00:00</dc:date>
            </office:change-info>
            <text:p text:style-name="P2">,</text:p>
          </text:deletion>
        </text:changed-region>
        <text:changed-region xml:id="ct65414928" text:id="ct65414928">
          <text:insertion>
            <office:change-info>
              <dc:creator>Unknown Author</dc:creator>
              <dc:date>2015-06-02T11:55:00</dc:date>
            </office:change-info>
          </text:insertion>
        </text:changed-region>
        <text:changed-region xml:id="ct57969184" text:id="ct57969184">
          <text:deletion>
            <office:change-info>
              <dc:creator>Unknown Author</dc:creator>
              <dc:date>2015-05-13T09:00:00</dc:date>
            </office:change-info>
            <text:p text:style-name="P2"><text:span text:style-name="T1"><text:s/>y al administrador TREWA,</text:span></text:p>
          </text:deletion>
        </text:changed-region>
        <text:changed-region xml:id="ct51585920" text:id="ct51585920">
          <text:insertion>
            <office:change-info>
              <dc:creator>Unknown Author</dc:creator>
              <dc:date>2015-05-13T09:03:00</dc:date>
            </office:change-info>
          </text:insertion>
        </text:changed-region>
        <text:changed-region xml:id="ct51578816" text:id="ct51578816">
          <text:deletion>
            <office:change-info>
              <dc:creator>Unknown Author</dc:creator>
              <dc:date>2015-05-13T09:03:00</dc:date>
            </office:change-info>
            <text:p text:style-name="P2"><text:s/>y la persona encargada de la administración TREWA.</text:p>
          </text:deletion>
        </text:changed-region>
        <text:changed-region xml:id="ct51595440" text:id="ct51595440">
          <text:deletion>
            <office:change-info>
              <dc:creator>Unknown Author</dc:creator>
              <dc:date>2015-05-13T09:03:00</dc:date>
            </office:change-info>
            <text:list xml:id="list121160747486529" text:continue-numbering="true" text:style-name="L1">
              <text:list-item>
                <text:list>
                  <text:list-item>
                    <text:p text:style-name="P1">Cuando en el procedimiento de actualización (apartado “2.4-procedimiento de actualización del sistema” se indique como responsable de un paso al administrador de TREWA, se avisará al contacto antes referido para que lo ejecute. Al finalizarlo, éste informará a la persona encargada de la intervención en el Servicio de producción, para que pueda continuar con el siguiente paso del procedimiento de actualización.</text:p>
                  </text:list-item>
                </text:list>
              </text:list-item>
            </text:list>
          </text:deletion>
        </text:changed-region>
        <text:changed-region xml:id="ct51579088" text:id="ct51579088">
          <text:deletion>
            <office:change-info>
              <dc:creator>Unknown Author</dc:creator>
              <dc:date>2015-05-13T09:03:00</dc:date>
            </office:change-info>
            <text:list xml:id="list121160348398867" text:continue-numbering="true" text:style-name="L1">
              <text:list-item>
                <text:list>
                  <text:list-item>
                    <text:p text:style-name="P1">Si la verificación es correcta, el Servicio de producción informará al contacto de administración TREWA para que pueda realizar las comprobaciones de que todo está correcto.</text:p>
                  </text:list-item>
                </text:list>
              </text:list-item>
            </text:list>
          </text:deletion>
        </text:changed-region>
        <text:changed-region xml:id="ct51676928" text:id="ct51676928">
          <text:deletion>
            <office:change-info>
              <dc:creator>Unknown Author</dc:creator>
              <dc:date>2015-05-13T09:03:00</dc:date>
            </office:change-info>
            <text:p text:style-name="P3">innovación y prospectiva</text:p>
          </text:deletion>
        </text:changed-region>
        <text:changed-region xml:id="ct51678128" text:id="ct51678128">
          <text:insertion>
            <office:change-info>
              <dc:creator>Unknown Author</dc:creator>
              <dc:date>2015-05-13T09:03:00</dc:date>
            </office:change-info>
          </text:insertion>
        </text:changed-region>
        <text:changed-region xml:id="ct51679152" text:id="ct51679152">
          <text:insertion>
            <office:change-info>
              <dc:creator>Unknown Author</dc:creator>
              <dc:date>2015-05-13T09:04:00</dc:date>
            </office:change-info>
          </text:insertion>
        </text:changed-region>
        <text:changed-region xml:id="ct51592544" text:id="ct51592544">
          <text:deletion>
            <office:change-info>
              <dc:creator>Unknown Author</dc:creator>
              <dc:date>2015-05-13T09:05:00</dc:date>
            </office:change-info>
            <text:p text:style-name="P3">, creará otro ticket CEIS (tipo servicio: petición, servicio: “Portales Web”, subservicio: “Extranet”, elemento “No aplica”), indicando la fecha en la que debe actualizarse, <text:s/>detalle de los cambios y anexando los documentos actualizados: siempre el documento de novedades (apartado “información relacionada”), y otros como los manuales de usuario (apartado “Recursos de formación”).</text:p>
          </text:deletion>
        </text:changed-region>
        <text:changed-region xml:id="ct51683952" text:id="ct51683952">
          <text:deletion>
            <office:change-info>
              <dc:creator>Unknown Author</dc:creator>
              <dc:date>2015-05-13T09:04:00</dc:date>
            </office:change-info>
            <text:p text:style-name="P3">Innovación y Prospectiva</text:p>
          </text:deletion>
        </text:changed-region>
        <text:changed-region xml:id="ct51592960" text:id="ct51592960">
          <text:deletion>
            <office:change-info>
              <dc:creator>Unknown Author</dc:creator>
              <dc:date>2015-05-13T09:05:00</dc:date>
            </office:change-info>
            <text:p text:style-name="P3">Para la <text:span text:style-name="T2">actualización de la extranet</text:span>, paralelamente a crear el ticket CEIS para el paso al entorno de explotación, el Servicio de </text:p>
          </text:deletion>
        </text:changed-region>
        <text:changed-region xml:id="ct50148976" text:id="ct50148976">
          <text:deletion>
            <office:change-info>
              <dc:creator>Unknown Author</dc:creator>
              <dc:date>2015-06-02T12:02:00</dc:date>
            </office:change-info>
            <text:p text:style-name="P4">Dentro de cada producto</text:p>
          </text:deletion>
        </text:changed-region>
        <text:changed-region xml:id="ct58018288" text:id="ct58018288">
          <text:deletion>
            <office:change-info>
              <dc:creator>Unknown Author</dc:creator>
              <dc:date>2015-06-02T12:01:00</dc:date>
            </office:change-info>
            <text:p text:style-name="P4"><text:s/>(GEC, PFISCAL o PDC)</text:p>
          </text:deletion>
        </text:changed-region>
        <text:changed-region xml:id="ct59486064" text:id="ct59486064">
          <text:deletion>
            <office:change-info>
              <dc:creator>Unknown Author</dc:creator>
              <dc:date>2015-06-02T12:02:00</dc:date>
            </office:change-info>
            <text:p text:style-name="P4"><text:s/>tenemos, siguiendo el estándar:</text:p>
            <text:p text:style-name="P4"><text:tab/>branches/ <text:line-break/><text:tab/>tags/ <text:line-break/><text:tab/>trunk/ <text:line-break/></text:p>
          </text:deletion>
        </text:changed-region>
        <text:changed-region xml:id="ct66302240" text:id="ct66302240">
          <text:insertion>
            <office:change-info>
              <dc:creator>Unknown Author</dc:creator>
              <dc:date>2015-06-02T12:02:00</dc:date>
            </office:change-info>
          </text:insertion>
        </text:changed-region>
        <text:changed-region xml:id="ct55989136" text:id="ct55989136">
          <text:insertion>
            <office:change-info>
              <dc:creator>Unknown Author</dc:creator>
              <dc:date>2015-06-02T12:03:00</dc:date>
            </office:change-info>
          </text:insertion>
        </text:changed-region>
        <text:changed-region xml:id="ct56350576" text:id="ct56350576">
          <text:insertion>
            <office:change-info>
              <dc:creator>Unknown Author</dc:creator>
              <dc:date>2015-06-02T12:04:00</dc:date>
            </office:change-info>
          </text:insertion>
        </text:changed-region>
        <text:changed-region xml:id="ct66387088" text:id="ct66387088">
          <text:deletion>
            <office:change-info>
              <dc:creator>Unknown Author</dc:creator>
              <dc:date>2015-06-02T12:05:00</dc:date>
            </office:change-info>
            <text:p text:style-name="P5"><text:line-break/>Cada entrega se etiquetará con la versión entregada, siguiendo los 4 dígitos que marca MADEJA, es decir, acabaría en tags/9.9.9.9/). </text:p>
            <text:p text:style-name="P4"/>
            <text:p text:style-name="P4">Y dentro siempre tendrá la siguiente estructura de carpetas: </text:p>
            <text:list xml:id="list2686514518004212546" text:style-name="L2">
              <text:list-item>
                <text:p text:style-name="P6">/src/, que contendrá los fuentes.</text:p>
              </text:list-item>
              <text:list-item>
                <text:p text:style-name="P6">/build/, que contendrá el o los war.</text:p>
              </text:list-item>
              <text:list-item>
                <text:p text:style-name="P6">/doc/ contendrá toda la documentación de la versión: manuales de usuario, administración, de instalación, de actualización, etc., ordenados en las subcarpetas necesarias para que ese ordenado.</text:p>
              </text:list-item>
              <text:list-item>
                <text:p text:style-name="P6">/otros/ contendrá cualquier otra asociada a está versión, creando sendas subcarpetas para alojarlos. Por ejemplo: /scripts/, /procedimientos/, /librerias/, etc. </text:p>
              </text:list-item>
            </text:list>
            <text:p text:style-name="P4">y únicamente el pom.xml podrá estar en el raíz.</text:p>
            <text:p text:style-name="P4"><text:line-break/>Es decir, dentro de tags, acabarán todas las versiones:</text:p>
            <text:p text:style-name="P4">9.9.9.9/</text:p>
            <text:p text:style-name="P4">…</text:p>
            <text:p text:style-name="P7"><text:s/><text:line-break/>Y dentro de cada versión (/9.9.9.9/), incluirá todo, es decir: /src/, /build/, /doc/ y /otros/. </text:p>
            <text:p text:style-name="P7"/>
            <text:p text:style-name="P7"/>
            <text:p text:style-name="P5"/>
          </text:dele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53"/>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ubject>Protocolo provisional de entregas</text:subject></text:p>
      <text:p text:style-name="P31"><text:title>PLATINA</text:title></text:p>
      <text:p text:style-name="P30"/>
      <text:p text:style-name="P29"/>
      <text:p text:style-name="P29"/>
      <text:p text:style-name="P29"/>
      <text:p text:style-name="P29"/>
      <text:p text:style-name="Nota_20_al_20_pié">Versión: <text:keywords>1.0.0.0</text:keywords></text:p>
      <text:p text:style-name="Nota_20_al_20_pié"/>
      <text:p text:style-name="Nota_20_al_20_pié"/>
      <text:p text:style-name="P35"/>
      <table:table table:name="Tabla5" table:style-name="Tabla5">
        <table:table-column table:style-name="Tabla5.A"/>
        <table:table-row table:style-name="Tabla5.1">
          <table:table-cell table:style-name="Tabla5.A1" office:value-type="string">
            <text:p text:style-name="P27"/>
          </table:table-cell>
        </table:table-row>
      </table:table>
      <text:p text:style-name="Nota_20_al_20_pié"/>
      <text:p text:style-name="P36"><text:soft-page-break/>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Table_20_Contents"><text:variable-set text:name="Organismo" office:value-type="string">CHAP</text:variable-set></text:p>
          </table:table-cell>
          <table:covered-table-cell/>
          <table:covered-table-cell/>
        </table:table-row>
        <table:table-row>
          <table:table-cell table:style-name="Tabla1.A2" office:value-type="string">
            <text:p text:style-name="P20">Proyecto</text:p>
          </table:table-cell>
          <table:table-cell table:style-name="Tabla1.B4" table:number-columns-spanned="3" office:value-type="string">
            <text:p text:style-name="Table_20_Contents"><text:bookmark-start text:name="__DdeLink__323_258527374"/><text:subject>Protocolo provisional de entregas</text:subject><text:bookmark-end text:name="__DdeLink__323_258527374"/></text:p>
          </table:table-cell>
          <table:covered-table-cell/>
          <table:covered-table-cell/>
        </table:table-row>
        <table:table-row>
          <table:table-cell table:style-name="Tabla1.A2" office:value-type="string">
            <text:p text:style-name="P20">Entregable</text:p>
          </table:table-cell>
          <table:table-cell table:style-name="Tabla1.B4" table:number-columns-spanned="3" office:value-type="string">
            <text:p text:style-name="Table_20_Contents"><text:title>PLATINA</text:title></text:p>
          </table:table-cell>
          <table:covered-table-cell/>
          <table:covered-table-cell/>
        </table:table-row>
        <table:table-row>
          <table:table-cell table:style-name="Tabla1.A2" office:value-type="string">
            <text:p text:style-name="P20">Autor</text:p>
          </table:table-cell>
          <table:table-cell table:style-name="Tabla1.B4" table:number-columns-spanned="3" office:value-type="string">
            <text:p text:style-name="P23"><text:user-defined style:data-style-name="N0" text:name="Autor">SCDSH</text:user-defined></text:p>
          </table:table-cell>
          <table:covered-table-cell/>
          <table:covered-table-cell/>
        </table:table-row>
        <table:table-row>
          <table:table-cell table:style-name="Tabla1.A2" office:value-type="string">
            <text:p text:style-name="P20">Aprobado por</text:p>
          </table:table-cell>
          <table:table-cell table:style-name="Tabla1.B5" office:value-type="string">
            <text:p text:style-name="Table_20_Contents"/>
          </table:table-cell>
          <table:table-cell table:style-name="Tabla1.A1" office:value-type="string">
            <text:p text:style-name="P20">Fecha Aprobación</text:p>
          </table:table-cell>
          <table:table-cell table:style-name="Tabla1.D5" office:value-type="string">
            <text:p text:style-name="P22"/>
          </table:table-cell>
        </table:table-row>
        <table:table-row>
          <table:table-cell table:style-name="Tabla1.A6" office:value-type="string">
            <text:p text:style-name="P20"/>
          </table:table-cell>
          <table:table-cell table:style-name="Tabla1.B6" office:value-type="string">
            <text:p text:style-name="Table_20_Contents"/>
          </table:table-cell>
          <table:table-cell table:style-name="Tabla1.A2" office:value-type="string">
            <text:p text:style-name="P20">Nº Total de Páginas</text:p>
          </table:table-cell>
          <table:table-cell table:style-name="Tabla1.D6" office:value-type="string">
            <text:p text:style-name="P22"><text:page-count>10</text:page-count></text:p>
          </table:table-cell>
        </table:table-row>
      </table:table>
      <text:p text:style-name="Standard"/>
      <text:p text:style-name="P18"/>
      <text:p text:style-name="P1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float" office:value="100">
            <text:p text:style-name="P22">1.0.0.0</text:p>
          </table:table-cell>
          <table:table-cell table:style-name="Tabla3.B2" office:value-type="string">
            <text:p text:style-name="P19">Versión inicial.</text:p>
          </table:table-cell>
          <table:table-cell table:style-name="Tabla3.C2" office:value-type="string">
            <text:p text:style-name="P24">SCDSH</text:p>
          </table:table-cell>
          <table:table-cell table:style-name="Tabla3.D2" office:value-type="string">
            <text:p text:style-name="P22">12/05/2015</text:p>
          </table:table-cell>
        </table:table-row>
        <table:table-row>
          <table:table-cell table:style-name="Tabla3.A3">
            <text:p text:style-name="P22"/>
          </table:table-cell>
          <table:table-cell table:style-name="Tabla3.B3" office:value-type="string">
            <text:p text:style-name="P19"/>
          </table:table-cell>
          <table:table-cell table:style-name="Tabla3.C3" office:value-type="string">
            <text:p text:style-name="P24"/>
          </table:table-cell>
          <table:table-cell table:style-name="Tabla3.D3">
            <text:p text:style-name="P22"/>
          </table:table-cell>
        </table:table-row>
        <table:table-row>
          <table:table-cell table:style-name="Tabla3.A4">
            <text:p text:style-name="P22"/>
          </table:table-cell>
          <table:table-cell table:style-name="Tabla3.B4" office:value-type="string">
            <text:p text:style-name="P19"/>
          </table:table-cell>
          <table:table-cell table:style-name="Tabla3.C4" office:value-type="string">
            <text:p text:style-name="P24"/>
          </table:table-cell>
          <table:table-cell table:style-name="Tabla3.D4">
            <text:p text:style-name="P22"/>
          </table:table-cell>
        </table:table-row>
        <table:table-row>
          <table:table-cell table:style-name="Tabla3.A5">
            <text:p text:style-name="P22"/>
          </table:table-cell>
          <table:table-cell table:style-name="Tabla3.B5" office:value-type="string">
            <text:p text:style-name="P19"/>
          </table:table-cell>
          <table:table-cell table:style-name="Tabla3.C5" office:value-type="string">
            <text:p text:style-name="P24"/>
          </table:table-cell>
          <table:table-cell table:style-name="Tabla3.D5">
            <text:p text:style-name="P22"/>
          </table:table-cell>
        </table:table-row>
      </table:table>
      <text:p text:style-name="Standard"/>
      <text:p text:style-name="P18"/>
      <text:p text:style-name="P18">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6" office:value-type="string">
            <text:p text:style-name="P25"/>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34"><text:a xlink:type="simple" xlink:href="#__RefHeading__6862_1276270192" text:style-name="Internet_20_link" text:visited-style-name="Internet_20_link">1 INTRODUCCIÓN<text:tab/>4</text:a></text:p>
          <text:p text:style-name="P34"><text:a xlink:type="simple" xlink:href="#__RefHeading__6864_1276270192" text:style-name="Internet_20_link" text:visited-style-name="Internet_20_link">2 PROTOCOLO PROVISIONAL<text:tab/>5</text:a></text:p>
          <text:p text:style-name="P34"><text:a xlink:type="simple" xlink:href="#__RefHeading__9184_1255198503" text:style-name="Internet_20_link" text:visited-style-name="Internet_20_link">3 ANEXOS<text:tab/>7</text:a></text:p>
          <text:p text:style-name="P37"><text:a xlink:type="simple" xlink:href="#__RefHeading__11429_386968870" text:style-name="Internet_20_link" text:visited-style-name="Internet_20_link">3.1 Estructura de los entregables en subversion <text:tab/>7</text:a></text:p>
          <text:p text:style-name="P37"><text:a xlink:type="simple" xlink:href="#__RefHeading__11429_3869688701" text:style-name="Internet_20_link" text:visited-style-name="Internet_20_link">3.2 Índice del Manual de actualización y de actualización de nueva entrega<text:tab/>8</text:a></text:p>
        </text:index-body>
      </text:table-of-content>
      <text:p text:style-name="Text_20_body"/>
      <text:p text:style-name="P33"><text:s/></text:p>
      <text:p text:style-name="P33"/>
      <text:h text:style-name="P55" text:outline-level="1"><text:bookmark-start text:name="__RefHeading__6862_1276270192"/>INTRODUCCIÓN<text:bookmark-end text:name="__RefHeading__6862_1276270192"/></text:h>
      <text:p text:style-name="P4"/>
      <text:p text:style-name="P16">El presente documento define de forma escueta el protocolo provisional para las entregas al Servicio de Producción de mediadores para la integración en el BUS del proyecto PLATINA (PLATINA en adelante) de servicios o sistemas, hasta la definición del protocolo general de la Dirección General de Política Digital.</text:p>
      <text:h text:style-name="P55" text:outline-level="1"><text:bookmark-start text:name="__RefHeading__6864_1276270192"/>PROTOCOLO PROVISIONAL<text:bookmark-end text:name="__RefHeading__6864_1276270192"/></text:h>
      <text:p text:style-name="P4"/>
      <text:p text:style-name="P4"/>
      <text:list xml:id="list121160141598827" text:continue-list="list121160348398867" text:style-name="L1">
        <text:list-item>
          <text:p text:style-name="P41">La dirección del Servicio de<text:change-start text:change-id="ct51690880"/><text:span text:style-name="T10"> Coordinación y Desarrollo de Sistemas Horizontales</text:span><text:change-end text:change-id="ct51690880"/> (es decir personal funcionario del<text:change-start text:change-id="ct51693728"/> <text:span text:style-name="T10">Servicio de Coordinación y Desarrollo de Sistemas Horizontales </text:span><text:change-end text:change-id="ct51693728"/>) iniciará la entrega creando un ticket CEIS (tipo servicio: petición, servicio: “Gestión de la infraestructura de TI”, subservicio: “Aplicaciones web”, elemento “(sin determinar)”) , indicando: </text:p>
          <text:list>
            <text:list-item>
              <text:p text:style-name="P41">Producto (<text:change-start text:change-id="ct51694096"/><text:span text:style-name="T10">AM, BAM, DSS, ESB, GREG, IS, MB, STS </text:span><text:change-end text:change-id="ct51694096"/>) y versión<text:change-start text:change-id="ct60284160"/> <text:span text:style-name="T1">en caso de que se trate de u</text:span><text:change-end text:change-id="ct60284160"/><text:change-start text:change-id="ct66210400"/><text:span text:style-name="T1">na actualización de la misma. Si se indica como versión la misma que actualmente está desplegada significa que la entrega se trata del desplegable de u</text:span><text:change-end text:change-id="ct66210400"/><text:change-start text:change-id="ct65416160"/><text:span text:style-name="T1">na nueva funcionalidad sobre el software ya existente</text:span><text:change-end text:change-id="ct65416160"/>.</text:p>
            </text:list-item>
            <text:list-item>
              <text:p text:style-name="P46"><text:span text:style-name="T5">Indicación de si se trata de una nueva entrega </text:span><text:span text:style-name="T7">por haber sido rechazada la anterior en las pruebas de aceptación, es decir en el versionado aumenta sólo el cuarto dígito, ya que en tal caso el documento que debe usarse para la actualización es el </text:span><text:span text:style-name="T8">“Manual de actualización de nueva entrega”</text:span><text:span text:style-name="T7">, </text:span><text:span text:style-name="T5">en lugar del </text:span><text:span text:style-name="T9">“Manual de actualización”</text:span><text:span text:style-name="T5">.</text:span></text:p>
            </text:list-item>
            <text:list-item>
              <text:p text:style-name="P1">Fecha y hora propuesta para la intervención.</text:p>
            </text:list-item>
            <text:list-item>
              <text:p text:style-name="P1">Entorno donde realizar la actualización (desarrollo, pruebas, explotación, … ),</text:p>
            </text:list-item>
            <text:list-item>
              <text:p text:style-name="P1">Dónde están los entregables de la versión, que siempre será subversion, siguiendo la estructura que se detalla en el anexo a este documento. E incluirá <text:s/>basados en las plantilla de MADEJA, el manual de instalación (que es para una instalación de cero), el de actualización, y sólo en el caso de tratarse de una nueva entrega por rechazo de la anterior en las pruebas de aceptación, el <text:s/>manual de actualización de nueva entrega.</text:p>
            </text:list-item>
            <text:list-item>
              <text:p text:style-name="P1">Email y teléfono de contacto de la dirección del Servicio de <text:change-start text:change-id="ct49915536"/><text:span text:style-name="T10">Coordinación y Desarrollo de Sistemas Horizontales</text:span><text:change-end text:change-id="ct49915536"/>.</text:p>
              <text:p text:style-name="P1"><text:change text:change-id="ct51685152"/>Indicación de si es necesario o no actualizar la lista de usuarios en el procedimiento de comunicación a usuarios para el entorno de explotación.</text:p>
            </text:list-item>
          </text:list>
        </text:list-item>
      </text:list>
      <text:p text:style-name="P2"/>
      <text:p text:style-name="P2"/>
      <text:list xml:id="list121159707579701" text:continue-numbering="true" text:style-name="L1">
        <text:list-item>
          <text:p text:style-name="P1">El Servicio de Producción responderá a través de correo electrónico a la dirección del Servicio de <text:change text:change-id="ct60415360"/><text:change text:change-id="ct49919536"/><text:change-start text:change-id="ct65414928"/><text:span text:style-name="T1">Coordinación y Desarrollo de Sistemas Horizontaes</text:span><text:change-end text:change-id="ct65414928"/><text:change text:change-id="ct57969184"/> indicando:</text:p>
          <text:list>
            <text:list-item>
              <text:p text:style-name="P1">Confirmando la fecha y hora de la intervención, o proponiendo alternativa.</text:p>
            </text:list-item>
            <text:list-item>
              <text:p text:style-name="P1">Indicación de la duración aproximada de la ventana en la que el entorno afectado estará sin servicio.</text:p>
            </text:list-item>
            <text:list-item>
              <text:p text:style-name="P1">Email y teléfono de contacto de la dirección responsable del Servicio de producción para esta entrega (personal funcionario del Servicio de producción).</text:p>
            </text:list-item>
            <text:list-item>
              <text:p text:style-name="P1">Email y teléfono de contacto de la persona encargada de la intervención en el Servicio de producción.</text:p>
            </text:list-item>
          </text:list>
        </text:list-item>
      </text:list>
      <text:p text:style-name="P2"/>
      <text:p text:style-name="P2"/>
      <text:list xml:id="list121160329159193" text:continue-numbering="true" text:style-name="L1">
        <text:list-item>
          <text:p text:style-name="P1">Sobre la intervención, considerando que se trata de una actualización:</text:p>
          <text:list>
            <text:list-item>
              <text:p text:style-name="P46"><text:span text:style-name="T7">Sólo cuando se trate de una nueva entrega por haber sido rechazada la anterior en las pruebas de aceptación, es decir en el versionado aumenta sólo el cuarto dígito, el documento que debe usarse para la actualización es el </text:span><text:span text:style-name="T8">“Manual de actualización de nueva entrega”</text:span><text:span text:style-name="T5">, en lugar del </text:span><text:span text:style-name="T9">“Manual de actualización”</text:span><text:span text:style-name="T5">, ya que este último es para la actualización desde la versión en producción.</text:span></text:p>
            </text:list-item>
          </text:list>
        </text:list-item>
      </text:list>
      <text:p text:style-name="P2"><text:soft-page-break/></text:p>
      <text:list xml:id="list121160151841540" text:continue-numbering="true" text:style-name="L1">
        <text:list-item>
          <text:list>
            <text:list-header>
              <text:p text:style-name="P46"><text:span text:style-name="T5">(</text:span><text:span text:style-name="T6">nota</text:span><text:span text:style-name="T7">:</text:span><text:span text:style-name="T5"> siempre vendrá indicado expresamente en el ticket CEIS).</text:span></text:p>
            </text:list-header>
          </text:list>
        </text:list-item>
      </text:list>
      <text:p text:style-name="P2"/>
      <text:list xml:id="list121159607570389" text:continue-numbering="true" text:style-name="L1">
        <text:list-item>
          <text:list>
            <text:list-item>
              <text:p text:style-name="P54">Con uno u otro documento citado en el punto anterior (ambos siguiendo el mismo índice, ver anexo), la persona encargada de la intervención en el Servicio de producción, procederá:</text:p>
              <text:list>
                <text:list-item>
                  <text:p text:style-name="P1">Primero con las tareas necesarias para cumplir con los requisitos previos indicados en el apartado “1-Requisitos previos de la actualización”. </text:p>
                  <text:list>
                    <text:list-item>
                      <text:p text:style-name="P1">Siempre será necesario poner “cortinilla”, y así se indicará en el manual de actualización en el apartado “1-Requisitos previos de la actualización”.</text:p>
                    </text:list-item>
                    <text:list-item>
                      <text:p text:style-name="P1">Para el entorno de explotación, siempre será necesario hacer la comunicación previa a usuarios, y así se indicará en el manual de actualización en el apartado “1-Requisitos previos de la actualización”.</text:p>
                    </text:list-item>
                  </text:list>
                </text:list-item>
                <text:list-item>
                  <text:p text:style-name="P1">Continuará con el proceso de implantación de la actualización, apartado “2-PROCEDIMIENTO DE IMPLANTACIÓN DE LA ACTUALIZACIÓN”, empezando con la copia de seguridad necesaria por una posible marcha atrás, apartado “2.1-Copia de seguridad”, y continuando secuencialmente con pasos detallados en el procedimiento de la actualización, apartado 2.4, donde referenciará cuando proceda al apartado “2.2-Configuración del sistema”.</text:p>
                </text:list-item>
              </text:list>
            </text:list-item>
            <text:list-item>
              <text:p text:style-name="P1">El día de la intervención deberán estar disponibles todos los contactos referidos, para cualquier incidencia, y especialmente la persona encargada de la intervención<text:change-start text:change-id="ct51585920"/>.<text:change-end text:change-id="ct51585920"/><text:change text:change-id="ct51578816"/></text:p>
            </text:list-item>
            <text:list-item>
              <text:p text:style-name="P1"><text:change text:change-id="ct51595440"/></text:p>
            </text:list-item>
            <text:list-item>
              <text:p text:style-name="P1">Al finalizar, el Servicio de producción verificará el proceso de instalación siguiendo el apartado “2.5 Verificación del proceso de instalación”.</text:p>
            </text:list-item>
            <text:list-item>
              <text:p text:style-name="P1"><text:change text:change-id="ct51579088"/></text:p>
            </text:list-item>
            <text:list-item>
              <text:p text:style-name="P1">El resultado de esta comprobación se informará a la persona encargada de la intervención en el Servicio de producción.</text:p>
            </text:list-item>
            <text:list-item>
              <text:p text:style-name="P43">Si todo está correcto, el Servicio de producción eliminará la “cortinilla”.</text:p>
            </text:list-item>
          </text:list>
        </text:list-item>
      </text:list>
      <text:p text:style-name="P3"/>
      <text:p text:style-name="P3"><text:span text:style-name="T2">Notas importantes:</text:span> </text:p>
      <text:list xml:id="list2953941576328936492" text:style-name="L3">
        <text:list-item>
          <text:p text:style-name="P44"><text:span text:style-name="T2">En el supuesto que el proceso se interrumpa</text:span>, y requiera una marcha atrás, la actualización se continuará una vez que el Servicio de <text:change text:change-id="ct51676928"/><text:change-start text:change-id="ct51678128"/><text:span text:style-name="T10">Coordinación y Desarrollo de Sistemas Horizo</text:span><text:change-end text:change-id="ct51678128"/><text:change-start text:change-id="ct51679152"/><text:span text:style-name="T10">ntales</text:span><text:change-end text:change-id="ct51679152"/> actualice la versión en subversion corrigiendo el error detectado, y debiendo proponer para ello una nueva fecha y hora al contacto de la persona encargada de la intervención en el Servicio de producción, continuando el protocolo por el punto 2).</text:p>
        </text:list-item>
        <text:list-item>
          <text:p text:style-name="P44">En caso de ser necesario una <text:span text:style-name="T2">instación desde cero</text:span>, se seguirá el manual de instalación, el cual sigue fielmente la plantilla definida en MADEJA.</text:p>
        </text:list-item>
        <text:list-item>
          <text:p text:style-name="P44"><text:change text:change-id="ct51592544"/><text:change text:change-id="ct51683952"/><text:change text:change-id="ct51592960"/></text:p>
        </text:list-item>
      </text:list>
      <text:h text:style-name="Heading_20_1" text:outline-level="1"><text:bookmark-start text:name="__RefHeading__9184_1255198503"/>ANEXOS<text:bookmark-end text:name="__RefHeading__9184_1255198503"/></text:h>
      <text:p text:style-name="P26"/>
      <text:h text:style-name="P56" text:outline-level="2"><text:bookmark-start text:name="__RefHeading__11429_386968870"/><text:reference-mark-start text:name="anexo  comunicacion"/>Estructura de los entregables en subversion <text:bookmark-end text:name="__RefHeading__11429_386968870"/><text:reference-mark-end text:name="anexo  comunicacion"/></text:h>
      <text:p text:style-name="P15"/>
      <text:p text:style-name="P4"><text:change text:change-id="ct50148976"/><text:change text:change-id="ct58018288"/><text:change text:change-id="ct59486064"/><text:change-start text:change-id="ct66302240"/></text:p>
      <text:p text:style-name="P48"><text:span text:style-name="T1">Dentro del espacio Alfresco del proyecto tenemos la carpeta “Plataforma”</text:span><text:change-end text:change-id="ct66302240"/><text:change-start text:change-id="ct55989136"/><text:span text:style-name="T1"> con la siguiente estructura:</text:span></text:p>
      <text:list xml:id="list5250963002951093081" text:style-name="L4">
        <text:list-item>
          <text:p text:style-name="P49"><text:span text:style-name="T1">AM</text:span></text:p>
        </text:list-item>
        <text:list-item>
          <text:p text:style-name="P49"><text:span text:style-name="T1">BAM</text:span></text:p>
        </text:list-item>
        <text:list-item>
          <text:p text:style-name="P49"><text:span text:style-name="T1">CARBON</text:span></text:p>
        </text:list-item>
        <text:list-item>
          <text:p text:style-name="P49"><text:span text:style-name="T1">DSS</text:span></text:p>
        </text:list-item>
        <text:list-item>
          <text:p text:style-name="P49"><text:span text:style-name="T1">ESB</text:span></text:p>
        </text:list-item>
        <text:list-item>
          <text:p text:style-name="P49"><text:span text:style-name="T1">GREG</text:span></text:p>
        </text:list-item>
        <text:list-item>
          <text:p text:style-name="P49"><text:span text:style-name="T1">IS</text:span></text:p>
        </text:list-item>
        <text:list-item>
          <text:p text:style-name="P49"><text:span text:style-name="T1">MB</text:span></text:p>
        </text:list-item>
        <text:list-item>
          <text:p text:style-name="P49"><text:span text:style-name="T1">STS</text:span></text:p>
        </text:list-item>
      </text:list>
      <text:p text:style-name="P48"><text:span text:style-name="T1">Cada una de estas carpetas se corresponde con un compon</text:span><text:change-end text:change-id="ct55989136"/><text:change-start text:change-id="ct56350576"/><text:span text:style-name="T1">ente de la suite de interoperabilidad y dentro de las mismas existen tantas subcarpetas como versiones de dichos componentes se hayan liberado. Es directo, por tanto, el obtener los recursos para la realización de un despliegue.</text:span></text:p>
      <text:p text:style-name="P52">En caso de que la actualización consista en <text:span text:style-name="T12">el despliegue de un componente .car sobre la versión de un módulo ya existente en el entorno se anexarán al ticket CEIS o se referenciarán en el mismo los recursos necesarios para proceder con el despliegue</text:span></text:p>
      <text:p text:style-name="P5"><text:change-end text:change-id="ct56350576"/><text:change text:change-id="ct66387088"/></text:p>
      <text:h text:style-name="P57" text:outline-level="2"><text:bookmark-start text:name="__RefHeading__11429_3869688701"/>Índice del Manual de actualización y de actualización de nueva entrega<text:bookmark-end text:name="__RefHeading__11429_3869688701"/></text:h>
      <text:p text:style-name="P34"><text:a xlink:type="simple" xlink:href="#__RefHeading__6862_1276270192" text:style-name="Internet_20_link" text:visited-style-name="Internet_20_link">1 REQUISITOS PREVIOS DE LA ACTUALIZACIÓN<text:tab/></text:a></text:p>
      <text:p text:style-name="P34"><text:a xlink:type="simple" xlink:href="#__RefHeading__6864_1276270192" text:style-name="Internet_20_link" text:visited-style-name="Internet_20_link">2 PROCEDIMIENTO DE IMPLANTACIÓN DE LA ACTUALIZACIÓN<text:tab/></text:a></text:p>
      <text:p text:style-name="P37"><text:a xlink:type="simple" xlink:href="#__RefHeading__6866_1276270192" text:style-name="Internet_20_link" text:visited-style-name="Internet_20_link">2.1 Copia de seguridad<text:tab/></text:a></text:p>
      <text:p text:style-name="P37"><text:a xlink:type="simple" xlink:href="#__RefHeading__6868_1276270192" text:style-name="Internet_20_link" text:visited-style-name="Internet_20_link">2.2 Configuración del sistema<text:tab/></text:a></text:p>
      <text:p text:style-name="P38"><text:a xlink:type="simple" xlink:href="#__RefHeading__20454_1181642420" text:style-name="Internet_20_link" text:visited-style-name="Internet_20_link">2.2.1 Configuración del sistema<text:tab/></text:a></text:p>
      <text:p text:style-name="P38"><text:a xlink:type="simple" xlink:href="#__RefHeading__19352_688712175" text:style-name="Internet_20_link" text:visited-style-name="Internet_20_link">2.2.2 Matriz de configuración<text:tab/></text:a></text:p>
      <text:p text:style-name="P38"><text:a xlink:type="simple" xlink:href="#__RefHeading__20456_1181642420" text:style-name="Internet_20_link" text:visited-style-name="Internet_20_link">2.2.3 Configuración de sistemas externos<text:tab/></text:a></text:p>
      <text:p text:style-name="P37"><text:a xlink:type="simple" xlink:href="#__RefHeading__3659_1276270192" text:style-name="Internet_20_link" text:visited-style-name="Internet_20_link">2.3 Compilación de la actualización del sistema<text:tab/></text:a></text:p>
      <text:p text:style-name="P37"><text:a xlink:type="simple" xlink:href="#__RefHeading__2040_1977503599" text:style-name="Internet_20_link" text:visited-style-name="Internet_20_link">2.4 Procedimiento de actualización del sistema<text:tab/></text:a></text:p>
      <text:p text:style-name="P37"><text:a xlink:type="simple" xlink:href="#__RefHeading__4494_113879224" text:style-name="Internet_20_link" text:visited-style-name="Internet_20_link">2.5 Verificación del proceso de instalación<text:tab/></text:a></text:p>
      <text:p text:style-name="P37"><text:a xlink:type="simple" xlink:href="#__RefHeading__6872_1276270192" text:style-name="Internet_20_link" text:visited-style-name="Internet_20_link">2.6 MARCHA ATRÁS DE LA ACTUALIZACIÓN<text:tab/></text:a></text:p>
      <text:p text:style-name="P34"><text:a xlink:type="simple" xlink:href="#__RefHeading__9184_1255198503" text:style-name="Internet_20_link" text:visited-style-name="Internet_20_link">3 ANEXOS<text:tab/></text:a></text:p>
      <text:p text:style-name="P37"><text:a xlink:type="simple" xlink:href="#__RefHeading__11429_386968870" text:style-name="Internet_20_link" text:visited-style-name="Internet_20_link">3.1 Procedimiento de comunicación a usuarios para el entorno de explotación <text:tab/></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inePrinter" svg:font-family="LinePrinter"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Fuente_20_de_20_párrafo_20_predet" style:display-name="Fuente de párrafo predet" style:family="paragraph" style:next-style-name="Standard">
      <style:paragraph-properties fo:orphans="2" fo:widows="2" fo:hyphenation-ladder-count="no-limit"/>
      <style:text-properties style:use-window-font-color="true" style:font-name="LinePrinter" fo:font-family="LinePrinter" style:font-family-generic="swiss" fo:font-size="10pt" fo:language="es" fo:country="ES"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27z0" style:family="text">
      <style:text-properties style:font-name="NewsGotT2"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1.249cm" text:min-label-width="0.635cm"/>
        <style:text-properties style:font-name="NewsGotT2"/>
      </text:list-level-style-bullet>
      <text:list-level-style-bullet text:level="2" text:style-name="WW8Num27z1" text:bullet-char="o">
        <style:list-level-properties text:space-before="2.519cm" text:min-label-width="0.635cm"/>
        <style:text-properties fo:font-family="'Courier New'" style:font-family-generic="modern" style:font-pitch="fixed"/>
      </text:list-level-style-bullet>
      <text:list-level-style-bullet text:level="3" text:style-name="WW8Num27z2" text:bullet-char="">
        <style:list-level-properties text:space-before="3.789cm" text:min-label-width="0.635cm"/>
        <style:text-properties style:font-name="Wingdings"/>
      </text:list-level-style-bullet>
      <text:list-level-style-bullet text:level="4" text:style-name="WW8Num27z3" text:bullet-char="">
        <style:list-level-properties text:space-before="5.059cm" text:min-label-width="0.635cm"/>
        <style:text-properties style:font-name="Symbol"/>
      </text:list-level-style-bullet>
      <text:list-level-style-bullet text:level="5" text:style-name="WW8Num27z1" text:bullet-char="o">
        <style:list-level-properties text:space-before="6.329cm" text:min-label-width="0.635cm"/>
        <style:text-properties fo:font-family="'Courier New'" style:font-family-generic="modern" style:font-pitch="fixed"/>
      </text:list-level-style-bullet>
      <text:list-level-style-bullet text:level="6" text:style-name="WW8Num27z2" text:bullet-char="">
        <style:list-level-properties text:space-before="7.599cm" text:min-label-width="0.635cm"/>
        <style:text-properties style:font-name="Wingdings"/>
      </text:list-level-style-bullet>
      <text:list-level-style-bullet text:level="7" text:style-name="WW8Num27z3" text:bullet-char="">
        <style:list-level-properties text:space-before="8.869cm" text:min-label-width="0.635cm"/>
        <style:text-properties style:font-name="Symbol"/>
      </text:list-level-style-bullet>
      <text:list-level-style-bullet text:level="8" text:style-name="WW8Num27z1" text:bullet-char="o">
        <style:list-level-properties text:space-before="10.139cm" text:min-label-width="0.635cm"/>
        <style:text-properties fo:font-family="'Courier New'" style:font-family-generic="modern" style:font-pitch="fixed"/>
      </text:list-level-style-bullet>
      <text:list-level-style-bullet text:level="9" text:style-name="WW8Num27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901cm" fo:margin-left="0.053cm" fo:margin-right="0.046cm" table:align="margins" fo:background-color="#2787e8">
        <style:background-image/>
      </style:table-properties>
    </style:style>
    <style:style style:name="Tabla2.A" style:family="table-column">
      <style:table-column-properties style:column-width="2.937cm" style:rel-column-width="12103*"/>
    </style:style>
    <style:style style:name="Tabla2.B" style:family="table-column">
      <style:table-column-properties style:column-width="8.401cm" style:rel-column-width="34624*"/>
    </style:style>
    <style:style style:name="Tabla2.C" style:family="table-column">
      <style:table-column-properties style:column-width="4.563cm" style:rel-column-width="18808*"/>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212cm" svg:y="0.018cm" svg:width="2.379cm" svg:height="1.67cm" draw:z-index="9"><draw:image xlink:href="Pictures/1000000000000119000000C50CEB556C.jpg" xlink:type="simple" xlink:show="embed" xlink:actuate="onLoad"/></draw:frame></text:p>
            </table:table-cell>
            <table:table-cell table:style-name="Tabla2.A1" office:value-type="string">
              <text:p text:style-name="MP2"><text:subject>Protocolo provisional de entregas</text:subject></text:p>
              <text:p text:style-name="MP3"><text:title>PLATINA</text:title></text:p>
            </table:table-cell>
            <table:table-cell table:style-name="Tabla2.C1" office:value-type="string">
              <text:p text:style-name="MP4">CHAP</text:p>
            </table:table-cell>
          </table:table-row>
        </table:table>
        <text:p text:style-name="Standard"/>
      </style:header>
      <style:footer>
        <text:p text:style-name="MP5"><text:span text:style-name="MT1"><text:tab/></text:span>Página <text:page-number text:select-page="current">10</text:page-number> de <text:page-count>10</text:page-count></text:p>
      </style:footer>
    </style:master-page>
    <style:master-page style:name="Portada" style:page-layout-name="Mpm2" style:next-style-name="Standard">
      <style:header>
        <text:p text:style-name="Header"/>
      </style:header>
    </style:master-page>
    <style:master-page style:name="HTML" style:page-layout-name="Mpm3"/>
    <style:master-page style:name="portada"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64</meta:editing-cycles>
    <meta:editing-duration>P2DT6H4M33S</meta:editing-duration>
    <dc:title>PLATINA</dc:title>
    <dc:date>2015-06-02T12:11:58.709426089</dc:date>
    <meta:generator>LibreOffice/4.2.8.2$Linux_X86_64 LibreOffice_project/420m0$Build-2</meta:generator>
    <dc:subject>Protocolo provisional de entregas</dc:subject>
    <meta:print-date>2010-09-29T18:28:10</meta:print-date>
    <meta:keyword>1.0.0.0</meta:keyword>
    <meta:document-statistic meta:table-count="5" meta:image-count="2" meta:object-count="0" meta:page-count="10" meta:paragraph-count="100" meta:word-count="1179" meta:character-count="7415" meta:non-whitespace-character-count="6346"/>
    <meta:user-defined meta:name="Abreviatura">PLATINA</meta:user-defined>
    <meta:user-defined meta:name="Autor">SCDSH</meta:user-defined>
    <meta:user-defined meta:name="Nombre-Apellido">SCDSH</meta:user-defined>
  </office:meta>
</office:document-meta>
</file>